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nuCategori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ageURL</text:p>
          </table:table-cell>
        </table:table-row>
        <table:table-row table:style-name="ro1">
          <table:table-cell office:value-type="string" calcext:value-type="string">
            <text:p>Dri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nks.jpg</text:p>
          </table:table-cell>
        </table:table-row>
        <table:table-row table:style-name="ro1">
          <table:table-cell office:value-type="string" calcext:value-type="string">
            <text:p>Appet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tizers.jpg</text:p>
          </table:table-cell>
        </table:table-row>
        <table:table-row table:style-name="ro1">
          <table:table-cell office:value-type="string" calcext:value-type="string">
            <text:p>Soups &amp; Sala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d.jpg</text:p>
          </table:table-cell>
        </table:table-row>
        <table:table-row table:style-name="ro1">
          <table:table-cell office:value-type="string" calcext:value-type="string">
            <text:p>Kids Me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sMeal.jpg</text:p>
          </table:table-cell>
        </table:table-row>
        <table:table-row table:style-name="ro1">
          <table:table-cell office:value-type="string" calcext:value-type="string">
            <text:p>Entré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ees.jpg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serts.jpg</text:p>
          </table:table-cell>
        </table:table-row>
      </table:table>
      <table:table table:name="menuSubcategori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Cocktails and Marti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ft B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d B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W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 W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ri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 Drin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nuItem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imesOrder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</table:table-row>
        <table:table-row table:style-name="ro1">
          <table:table-cell office:value-type="string" calcext:value-type="string">
            <text:p>Smashing Pumpk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pice and Black Pepper Infused Real McCoy 5yr, Pumpkin Puree, Coconut Cream, Almond Milk, Nutmeg, OJ, Pineapple Juice,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Mexico with L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da Mezcal, Fiorente Elderflower, Lillet, Lime Shrub, Lemon Juice, Lime JuiceThis is a very unique cocktail with unique flavors. It is not for everyone!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zzy Ginger 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 Infused Gin, Triple Sec, Grapefruit Juice, Sparkling Win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 in Boulevardi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 Cup Rye, Campari, Lazzaroni Maraschino, Cinnamon Infused Sweet Vermouth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ipirinh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chaca, Lime, Simple, Sugar in the Raw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ah's Margari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tico Silver Tequila, Triple Sec, Fresh Citrus Juices, on the Rock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ificent Manhatt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zerac Rye, Carpano Antica, Bitter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 Made Sang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or White, Your Call...Made to Order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e La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son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d Ligh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er Boy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ress Cider 16oz. [Gluten Free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kl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alcohol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ness Draf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A of the Momen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al, local, or hard to find. <text:s/>Ask your server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ne Reserve, Sonoma Coas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Shooter Willamette Valley, Orego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lo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lo, Paso Robl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nach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Rocas, Calatayud, Spai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eaux Blend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ux Chateau Brun, Pomerol, Franc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bernet Sauvigno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s, Colchagua Valley, Chi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sec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rca, DOC, Ital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mpagn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uve Clicquot, Yellow Label, Franc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uvignon Blan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Clair, Marlborough, New Zealan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ille Perrin, Cotes du Rhone, Reseve, Franc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sert Win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teau Laribotte, Sauternes, Franc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dk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quer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ard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quil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on Reposad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nessy V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ske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ian Club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rbo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ke, Sprite, Diet Coke, Fan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ste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on, Pea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o, Cappuccino, Latte Macchiato, Blac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k, Lem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7:34:11.958331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9:02:03.677190462</meta:creation-date>
    <dc:date>2021-10-30T17:37:57.513861307</dc:date>
    <meta:editing-duration>PT8M9S</meta:editing-duration>
    <meta:editing-cycles>3</meta:editing-cycles>
    <meta:generator>LibreOffice/6.4.7.2$Linux_X86_64 LibreOffice_project/40$Build-2</meta:generator>
    <meta:document-statistic meta:table-count="3" meta:cell-count="386" meta:object-count="0"/>
  </office:meta>
</office:document-meta>
</file>